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4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6b3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pt"/>
      <style:text-properties fo:color="#0066b3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" fo:font-size="16pt" style:font-size-asian="16pt" style:font-size-complex="16pt"/>
    </style:style>
    <style:style style:name="ce6" style:family="table-cell" style:parent-style-name="Default" style:data-style-name="N100">
      <style:table-cell-properties style:text-align-source="fix" style:repeat-content="false" style:vertical-align="bottom"/>
      <style:paragraph-properties fo:text-align="end" fo:margin-left="0pt"/>
      <style:text-properties fo:color="#0066b3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pt"/>
      <style:text-properties fo:color="#0066b3" fo:font-size="12pt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Octet</text:p>
          </table:table-cell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 table:number-columns-spanned="8" table:number-rows-spanned="1">
            <text:p>ID</text:p>
          </table:table-cell>
          <table:covered-table-cell table:number-columns-repeated="7" table:style-name="ce1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 office:value-type="string" calcext:value-type="string">
            <text:p>23 <text:s/></text:p>
          </table:table-cell>
          <table:table-cell table:style-name="ce4" office:value-type="string" calcext:value-type="string">
            <text:p><text:s text:c="2"/>24</text:p>
          </table:table-cell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x coo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y coo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z coo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rigin x coord</text:p>
          </table:table-cell>
          <table:covered-table-cell table:style-name="ce1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 table:number-columns-spanned="2" table:number-rows-spanned="1">
            <text:p>origin y coo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rigin z coord</text:p>
          </table:table-cell>
          <table:covered-table-cell table:style-name="ce10"/>
          <table:table-cell table:style-name="ce10" office:value-type="string" calcext:value-type="string" table:number-columns-spanned="4" table:number-rows-spanned="1">
            <text:p>ESD Bitmap size</text:p>
          </table:table-cell>
          <table:covered-table-cell table:number-columns-repeated="3" table:style-name="ce1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 table:number-columns-spanned="8" table:number-rows-spanned="1">
            <text:p>ESD Bitmap (variable length)</text:p>
          </table:table-cell>
          <table:covered-table-cell table:number-columns-repeated="7" table:style-name="ce10"/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6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1:30:17.502647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5-30T11:43:35.885130982</dc:date>
    <meta:editing-duration>PT25M16S</meta:editing-duration>
    <meta:editing-cycles>11</meta:editing-cycles>
    <meta:generator>LibreOffice/6.0.6.2$Linux_X86_64 LibreOffice_project/00m0$Build-2</meta:generator>
    <meta:document-statistic meta:table-count="1" meta:cell-count="32" meta:object-count="0"/>
  </office:meta>
</office:document-meta>
</file>